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b0a2" officeooo:paragraph-rsid="000ab0a2"/>
    </style:style>
    <style:style style:name="P2" style:family="paragraph" style:parent-style-name="Standard">
      <style:text-properties fo:font-size="24pt" officeooo:rsid="000ab0a2" officeooo:paragraph-rsid="000ab0a2" style:font-size-asian="24pt" style:font-size-complex="24pt"/>
    </style:style>
    <style:style style:name="T1" style:family="text">
      <style:text-properties officeooo:rsid="000ab0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0"/>Esercizio S1/L4</text:p>
      <text:p text:style-name="P1"/>
      <text:p text:style-name="P1">● Spiegare, con una relazione, cosa succede quando un dispositivo invia un pacchetto ad un altro dispositivo di un'altra re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uccedono Molteplici cose Quando un dispositivo invia un pacchetto ad un altro dispositvo in una reta diversa, per iniziare il processo si basa su diverse fasi basate su "pdr"<text:span text:style-name="T1">(protocolli di rete)</text:span>. Il pacchetto viene inizializzato dal dispositivo (applicazione) che include dati e l'indirzzo IP ma non solo.</text:p>
      <text:p text:style-name="Standard">Se l'host e il destinatario sono su reti diverse, il pacchette verrà inoltrato allo switch (se presente) e poi al router della rete locale che <text:span text:style-name="T1">inoltrerà</text:span> in base alle informazioni nel pacchetto a<text:span text:style-name="T1">lla sua corretta destinazione</text:span>.</text:p>
      <text:p text:style-name="Standard">Quando il pacchetto raggiunge il router della rete di destinazione viene inoltrato al destinatario. Riceve il pacchetto verifica che l'indirizzo IP è giusto e procede a ricostruire i dati.</text:p>
      <text:p text:style-name="Standard">Se si utilizzano protocolli tipo TCP C'è una conferma aggiuntiva di avvenuta ricezione. invece per protocolli tipo UDP, non c'è alcuna conferma. è un protocollo senza connessione (non impiega tempo a creare una connessione prima di inviare i dati). <text:s text:c="40"/></text:p>
      <text:p text:style-name="Standard"/>
      <text:p text:style-name="Standard">in sintesi, Internet è molto bello e complicato. Non si smette mai di impara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6:40:01.301000000</meta:creation-date>
    <dc:date>2024-10-03T16:47:32.091000000</dc:date>
    <meta:editing-duration>PT7M31S</meta:editing-duration>
    <meta:editing-cycles>1</meta:editing-cycles>
    <meta:document-statistic meta:table-count="0" meta:image-count="0" meta:object-count="0" meta:page-count="1" meta:paragraph-count="7" meta:word-count="187" meta:character-count="1247" meta:non-whitespace-character-count="1006"/>
    <meta:generator>LibreOffice/24.2.5.2$Windows_X86_64 LibreOffice_project/bffef4ea93e59bebbeaf7f431bb02b1a39ee8a59</meta:generator>
  </office:meta>
</office:document-meta>
</file>